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ClientHttpRequestFactory.BufferingClientHttpRequestFactory( ClientHttpRequestFactory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questFactory.createRequest( URI uri , HttpMethod httpMethod , ClientHttpRequestFactory reques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fferingClientHttpRequestFactory.shouldBuffer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